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Default"/>
        <table:table-column table:style-name="co7" table:number-columns-repeated="99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1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style-name="ce1"/>
          <table:covered-table-cell table:style-name="ce3"/>
          <table:table-cell table:style-name="ce4" table:number-columns-repeated="991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2*dt for damping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table:number-columns-repeated="992"/>
        </table:table-row>
        <table:table-row table:style-name="ro1" table:number-rows-repeated="44">
          <table:table-cell table:number-columns-repeated="1023"/>
        </table:table-row>
        <table:table-row table:style-name="ro1" table:number-rows-repeated="19">
          <table:table-cell table:style-name="Default" table:number-columns-repeated="30"/>
          <table:table-cell table:number-columns-repeated="993"/>
        </table:table-row>
        <table:table-row table:style-name="ro1">
          <table:table-cell table:style-name="Default" table:number-columns-repeated="30"/>
          <table:table-cell table:number-columns-repeated="993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0:18:20.39344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3-01T15:07:48.235644364</dc:date>
    <meta:editing-duration>P1DT9H43M31S</meta:editing-duration>
    <meta:editing-cycles>11</meta:editing-cycles>
    <meta:generator>LibreOffice/5.1.6.2$Linux_X86_64 LibreOffice_project/10m0$Build-2</meta:generator>
    <meta:document-statistic meta:table-count="1" meta:cell-count="1621" meta:object-count="0"/>
  </office:meta>
</office:document-meta>
</file>